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0f3e82" officeooo:paragraph-rsid="000f3e82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f3e82"/>
    </style:style>
    <style:style style:name="T2" style:family="text">
      <style:text-properties officeooo:rsid="000fa723"/>
    </style:style>
    <style:style style:name="T3" style:family="text">
      <style:text-properties officeooo:rsid="0010aad0"/>
    </style:style>
    <style:style style:name="T4" style:family="text">
      <style:text-properties officeooo:rsid="0011c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Visualizza i candidati idone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2">Riceve una telefonata in cui le viene notificata un'incongruenza tra il numero di posti disponibili ed i posti assegnati. Per verificare </text:span><text:span text:style-name="T4">personalmente </text:span><text:span text:style-name="T2">la correttezza dell'informazione e provvedere ad un'eventuale richiesta di revisione delle graduatorie, </text:span><text:span text:style-name="T1">necessita di visualizzare l'elenco dei candidati idonei al bando di concorso per l'assegnazione dei posti per gli utenti dell'asilo.</text:span></text:p>
            <text:p text:style-name="P2">2. <text:span text:style-name="T1">Sara accede ad @silo: viene visualizzata una finestra di login; Sara accede al sistema digitando </text:span><text:span text:style-name="T3">le sue credenziali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idonei per il bando attuale cliccando sul pulsante “Idonei”</text:span></text:p>
            <text:p text:style-name="P4">5. @silo elabora l'informazione ricevuta e visualizza l'elenco richiesto.</text:p>
            <text:p text:style-name="P4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4</meta:editing-cycles>
    <meta:generator>LibreOffice/3.6$MacOSX_x86 LibreOffice_project/da8c1e6-fd468f4-454e206-f42a4a9-143cfd</meta:generator>
    <dc:date>2012-10-16T23:12:23</dc:date>
    <meta:document-statistic meta:table-count="1" meta:image-count="0" meta:object-count="0" meta:page-count="1" meta:paragraph-count="11" meta:word-count="151" meta:character-count="1055" meta:non-whitespace-character-count="914"/>
  </office:meta>
</office:document-meta>
</file>